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font-name="Arial" officeooo:rsid="001acd50"/>
    </style:style>
    <style:style style:name="T2" style:family="text">
      <style:text-properties style:font-name="Arial" officeooo:rsid="001c5d0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2">Revisar desempeño encuestad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09T17:31:03.969807368</dc:date>
    <meta:editing-duration>PT3M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3" meta:character-count="35" meta:non-whitespace-character-count="30"/>
  </office:meta>
</office:document-meta>
</file>